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30000041D042AB5E7.png"/>
  <manifest:file-entry manifest:media-type="image/png" manifest:full-path="Pictures/100000000000058300000423B9BD74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33ccff" fo:min-height="10.797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4.992cm" presentation:class="title" presentation:placeholder="true" presentation:user-transformed="true">
          <draw:text-box/>
        </draw:frame>
        <draw:frame presentation:style-name="pr2" draw:text-style-name="P1" draw:layer="layout" svg:width="17.78cm" svg:height="4.871cm" svg:x="4.233cm" svg:y="9.4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frame presentation:style-name="pr4" draw:text-style-name="P1" draw:layer="layout" svg:width="21.59cm" svg:height="3.177cm" svg:x="1.905cm" svg:y="0.971cm" presentation:class="title" presentation:placeholder="true" presentation:user-transformed="true">
          <draw:text-box/>
        </draw:frame>
        <draw:frame presentation:style-name="pr5" draw:text-style-name="P2" draw:layer="layout" svg:width="21.59cm" svg:height="10.797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0.796cm" svg:x="1.905cm" svg:y="5.502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145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8.678cm" svg:y="17.145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203cm" svg:y="17.145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pr4" draw:text-style-name="P5" draw:layer="backgroundobjects" svg:width="4.445cm" svg:height="1.271cm" svg:x="19.049cm" svg:y="15.663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 </meta:initial-creator>
    <meta:creation-date>2005-01-17T11:29:38</meta:creation-date>
    <dc:creator> </dc:creator>
    <dc:date>2005-01-17T12:26:22</dc:date>
    <meta:print-date>2007-07-04T17:31:42</meta:print-date>
    <dc:language>en-US</dc:language>
    <meta:editing-cycles>2</meta:editing-cycles>
    <meta:editing-duration>PT2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